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ublisher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ublish_model_predictive_planner_motion_commands(vector&lt;carmen_robot_and_trailer_path_point_t&gt; path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rmen_robot_ackerman_publish_motion_command(commands, num_commands, 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robot_ackerman_motion_commands_eliminating_path_follower(vector&lt;carmen_robot_and_trailer_path_point_t&gt; &amp;original_path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 SE COMENTAR AQUI NÃO RODA, O CAMINHO NÃO FICA VERMELHO (FICA VERDE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rrt_path_message(list&lt;RRT_Path_Edge&gt; path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TENDER O QUE ACONTECE AQUI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ode ser que o problema seja a falta do Publisher_Util::publish_rrt_path_message(&amp;msg): acho que não, o normal rodou sem isso aqui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path_follower_motion_commands(carmen_robot_and_trailer_motion_command_t *commands, int num_commands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TROU NESSE DEPOIS QUE PAROU DE FOLLOWING PATH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path_follower_single_motion_command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path_follower_motion_commands(commands, 2, 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single_motion_command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path_follower_single_motion_command(0.0, phi, 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navigator_ackerman_plan_message(carmen_robot_and_trailer_traj_point_t *path, int path_size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er_Util::publish_navigator_ackerman_plan_message(msg); testei sem esse, o normal rodou sem isso aqui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navigator_ackerman_status_message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rr = IPC_publishData(CARMEN_NAVIGATOR_ACKERMAN_STATUS_NAME, &amp;msg); NÃO RODOU SEM ISSO AQUI (mas o caminho ficou verde, vermelho, mas não saiu do lugar)! 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string" calcext:value-type="string">
            <text:p>Mas quando coloquei no new_commands também não rodou (o caminho não ficou vermelho)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plan_tree_for_navigator_gui(Tree tree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er_Util::publish_plan_tree_message(tree); testei sem esse, o normal rodou sem isso aqui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quando rodo pelo meu command, a linha verde desaparece quando clico no go (mesmo com following_path e sem o following_pat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ha verde: Motion plan. no movimento normal, quando Go a linha verde é sobreposta pela linha vinho, que é a do obstacle avoider (que fica sobre a linha verde) e vai se deslocando em direção ao primeiro goal do path (que vai se movendo pra frente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 gerou a linha verde e a linha vinho com o NMP ligado no modo normal (depende do NMP para gerar a linha mesmo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unçõe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ree_tree(Tree *tree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py_path_to_traj(carmen_robot_and_trailer_traj_point_t *traj, vector&lt;carmen_robot_and_trailer_path_point_t&gt; path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mpute_plan(Tree *tree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ee_tree(tre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ath = compute_path_to_goal(GlobalState::localizer_pose, GlobalState::goal_pose, GlobalState::last_odometry, GlobalState::robot_config.max_v, path_goals_and_annotations_messag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py_path_to_traj(tree-&gt;paths[i], path[i]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single_motion_command_new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path_follower_single_motion_command(3.0, phi, timestamp);//era 0.0 mudei para 3.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_new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single_motion_command_new(0.0, 0.0, carmen_get_time()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single_motion_command_new_original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path_follower_single_motion_command(3.0, phi, timestamp);//era 0.0 mudei para 3.0 ESSE Q FAZ O MOVIMENTO!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_new_original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single_motion_command_new_original(0.0, 0.0, carmen_get_time()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lobalState::following_path = true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op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lobalState::following_path = false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single_motion_command(0.0, 0.0, carmen_get_time()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uild_path_follower_path(vector&lt;carmen_robot_and_trailer_path_point_t&gt; path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al_crossed(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uild_and_follow_path(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ector&lt;carmen_robot_and_trailer_path_point_t&gt; path = compute_plan(&amp;tre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robot_ackerman_motion_commands_eliminating_path_follower(path, timestamp);//ENTRA AQUI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ild_path_follower_path(path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rrt_path_message(path_follower_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navigator_ackerman_status_message(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uild_and_follow_path_new(double timestamp)//NÃO RODOU ISS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ector&lt;carmen_robot_and_trailer_path_point_t&gt; path = compute_plan(&amp;tre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rmen_model_predictive_planner_publish_motion_plan_message(tree.paths[0], tree.paths_sizes[0]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navigator_ackerman_status_message(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andler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calize_ackerman_globalpos_message_handler(carmen_localize_ackerman_globalpos_message *msg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*GlobalState::localizer_pose = {msg-&gt;globalpos.x, msg-&gt;globalpos.y, msg-&gt;globalpos.theta, msg-&gt;beta}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ild_and_follow_path(msg-&gt;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ulator_ackerman_truepos_message_handler(carmen_simulator_ackerman_truepos_message *msg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ÃO PASSOU POR AQUI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ath_goals_and_annotations_message_handler(carmen_behavior_selector_path_goals_and_annotations_message *msg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lobalState::set_goal_pose(goal_pose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ase_ackerman_odometry_message_handler(carmen_base_ackerman_odometry_message *msg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ehavior_selector_state_message_handler(carmen_behavior_selector_state_message *msg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men_obstacle_distance_mapper_compact_map_message_handler(carmen_obstacle_distance_mapper_compact_map_message *message)</text:p>
          </table:table-cell>
          <table:table-cell table:number-columns-repeated="10"/>
        </table:table-row>
      </table:table>
      <table:table table:name="Sheet1_2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Publisher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ublish_model_predictive_planner_motion_commands(vector&lt;carmen_robot_and_trailer_path_point_t&gt; path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armen_robot_ackerman_publish_motion_command(commands, num_commands, 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robot_ackerman_motion_commands_eliminating_path_follower(vector&lt;carmen_robot_and_trailer_path_point_t&gt; &amp;original_path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 SE COMENTAR AQUI NÃO RODA, O CAMINHO NÃO FICA VERMELHO (FICA VERDE)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rrt_path_message(list&lt;RRT_Path_Edge&gt; path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TENDER O QUE ACONTECE AQUI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ode ser que o problema seja a falta do Publisher_Util::publish_rrt_path_message(&amp;msg): acho que não, o normal rodou sem isso aqui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path_follower_motion_commands(carmen_robot_and_trailer_motion_command_t *commands, int num_commands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NTROU NESSE DEPOIS QUE PAROU DE FOLLOWING PATH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path_follower_single_motion_command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path_follower_motion_commands(commands, 2, 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single_motion_command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path_follower_single_motion_command(0.0, phi, timestamp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navigator_ackerman_plan_message(carmen_robot_and_trailer_traj_point_t *path, int path_size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er_Util::publish_navigator_ackerman_plan_message(msg); testei sem esse, o normal rodou sem isso aqui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navigator_ackerman_status_message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err = IPC_publishData(CARMEN_NAVIGATOR_ACKERMAN_STATUS_NAME, &amp;msg); NÃO RODOU SEM ISSO AQUI (mas o caminho ficou verde, vermelho, mas não saiu do lugar)! </text:p>
          </table:table-cell>
          <table:table-cell table:number-columns-repeated="9"/>
        </table:table-row>
        <table:table-row table:style-name="ro1">
          <table:table-cell table:number-columns-repeated="11"/>
          <table:table-cell office:value-type="string" calcext:value-type="string">
            <text:p>Mas quando coloquei no new_commands também não rodou (o caminho não ficou vermelho).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plan_tree_for_navigator_gui(Tree tree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er_Util::publish_plan_tree_message(tree); testei sem esse, o normal rodou sem isso aqui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quando rodo pelo meu command, a linha verde desaparece quando clico no go (mesmo com following_path e sem o following_path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inha verde: Motion plan. no movimento normal, quando Go a linha verde é sobreposta pela linha vinho, que é a do obstacle avoider (que fica sobre a linha verde) e vai se deslocando em direção ao primeiro goal do path (que vai se movendo pra frente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ó gerou a linha verde e a linha vinho com o NMP ligado no modo normal (depende do NMP para gerar a linha mesmo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em o build_and_follow_path gerou as poses do path (os quadrados no caminho) mas não gerou o motion plan (a linha verde)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Funçõe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free_tree(Tree *tree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py_path_to_traj(carmen_robot_and_trailer_traj_point_t *traj, vector&lt;carmen_robot_and_trailer_path_point_t&gt; path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mpute_plan(Tree *tree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ee_tree(tre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ath = compute_path_to_goal(GlobalState::localizer_pose, GlobalState::goal_pose, GlobalState::last_odometry, GlobalState::robot_config.max_v, path_goals_and_annotations_messag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py_path_to_traj(tree-&gt;paths[i], path[i]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single_motion_command_new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path_follower_single_motion_command(3.0, phi, timestamp);//era 0.0 mudei para 3.0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_new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single_motion_command_new(0.0, 0.0, carmen_get_time()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ublish_model_predictive_planner_single_motion_command_new_original(double v, double phi, 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path_follower_single_motion_command(3.0, phi, timestamp);//era 0.0 mudei para 3.0 ESSE Q FAZ O MOVIMENTO!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_new_original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single_motion_command_new_original(0.0, 0.0, carmen_get_time()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lobalState::following_path = true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stop(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lobalState::following_path = false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single_motion_command(0.0, 0.0, carmen_get_time()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uild_path_follower_path(vector&lt;carmen_robot_and_trailer_path_point_t&gt; path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oal_crossed(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uild_and_follow_path(double timestamp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…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ector&lt;carmen_robot_and_trailer_path_point_t&gt; path = compute_plan(&amp;tre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robot_ackerman_motion_commands_eliminating_path_follower(path, timestamp);//ENTRA AQUI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ild_path_follower_path(path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rrt_path_message(path_follower_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navigator_ackerman_status_message(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uild_and_follow_path_new(double timestamp)//NÃO RODOU ISSO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vector&lt;carmen_robot_and_trailer_path_point_t&gt; path = compute_plan(&amp;tree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model_predictive_planner_motion_commands(path, timestamp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armen_model_predictive_planner_publish_motion_plan_message(tree.paths[0], tree.paths_sizes[0])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ublish_navigator_ackerman_status_message(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Handler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localize_ackerman_globalpos_message_handler(carmen_localize_ackerman_globalpos_message *msg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*GlobalState::localizer_pose = {msg-&gt;globalpos.x, msg-&gt;globalpos.y, msg-&gt;globalpos.theta, msg-&gt;beta};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uild_and_follow_path(msg-&gt;timestamp);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…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vector&lt;carmen_robot_and_trailer_path_point_t&gt; path = compute_plan(&amp;tree);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free_tree(tree);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ath = compute_path_to_goal(GlobalState::localizer_pose, GlobalState::goal_pose, GlobalState::last_odometry, GlobalState::robot_config.max_v, path_goals_and_annotations_message);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aths.resize(1);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move_lane_to_robot_reference_system(localizer_pose, path_goals_and_annotations_message, &amp;lane_in_local_pose);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goal_in_lane = build_detailed_rddf_lane(goal_pose, &amp;lane_in_local_pose, detailed_lane);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ajectoryDimensions td = get_trajectory_dimensions_from_robot_state(localizer_pose, last_odometry, goal_pose);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ajectoryControlParameters otcp = get_complete_optimized_trajectory_control_parameters(previous_good_tcp, td, target_v, detailed_lane, use_lane);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GlobalState::eliminate_path_follower = 0;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get_optimization_params(params, target_v, &amp;tcp_seed, &amp;target_td, 2.0, max_iterations, mpp_optimization_function_f);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compute_suitable_acceleration_and_tt(params, tcp_seed, target_td, target_v);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compute_a_and_t_from_s(tcp_seed.s, target_v, target_td, tcp_seed, &amp;params);</text:p>
          </table:table-cell>
          <table:table-cell table:number-columns-repeated="4"/>
        </table:table-row>
        <table:table-row table:style-name="ro1">
          <table:table-cell table:number-columns-repeated="8"/>
          <table:table-cell office:value-type="string" calcext:value-type="string">
            <text:p>compute_a_and_t_from_s_foward(s, target_v, target_td, tcp_seed, params);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rajectoryControlParameters tcp_complete = get_optimized_trajectory_control_parameters(tcp_seed, params);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get_optimization_params(params, target_v, &amp;tcp_complete, &amp;target_td, 2.5, max_iterations, mpp_optimization_function_g);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tcp_complete = get_optimized_trajectory_control_parameters(tcp_complete, params);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GlobalState::eliminate_path_follower = 1;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return (tcp_complete);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bool get_path_from_optimized_tcp(vector&lt;carmen_robot_and_trailer_path_point_t&gt; &amp;path, vector&lt;carmen_robot_and_trailer_path_point_t&gt; &amp;path_local, TrajectoryControlParameters otcp, TrajectoryDimensions td, carmen_robot_and_trailer_pose_t *localizer_pose)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path = simulate_car_from_parameters(td, otcp, td.v_i, td.beta_i, 0.02);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gsl_spline *phi_spline = get_phi_spline(tcp);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" office:value-type="string" calcext:value-type="string">
            <text:p>double distance_traveled = compute_path_via_simulation(robot_state, command, path, tcp, phi_spline, v0, i_beta, delta_t);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d.dist = get_max_distance_in_path(path, furthest_point); // @@@ Alberto: Por que nao o ultimo do ponto do path?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td.theta = atan2(furthest_point.y, furthest_point.x);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return (path);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move_path_to_current_robot_pose(path, localizer_pose);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return (paths);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copy_path_to_traj(tree-&gt;paths[i], path[i]);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ublish_robot_ackerman_motion_commands_eliminating_path_follower(path, timestamp);//ENTRA AQUI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build_path_follower_path(path);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ublish_model_predictive_planner_rrt_path_message(path_follower_path, timestamp);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publish_navigator_ackerman_status_message();</text:p>
          </table:table-cell>
          <table:table-cell table:number-columns-repeated="8"/>
        </table:table-row>
        <table:table-row table:style-name="ro1" table:number-rows-repeated="10">
          <table:table-cell table:number-columns-repeated="12"/>
        </table:table-row>
        <table:table-row table:style-name="ro1">
          <table:table-cell/>
          <table:table-cell office:value-type="string" calcext:value-type="string">
            <text:p>simulator_ackerman_truepos_message_handler(carmen_simulator_ackerman_truepos_message *msg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ÃO PASSOU POR AQUI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path_goals_and_annotations_message_handler(carmen_behavior_selector_path_goals_and_annotations_message *msg)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GlobalState::set_goal_pose(goal_pose);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ase_ackerman_odometry_message_handler(carmen_base_ackerman_odometry_message *msg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behavior_selector_state_message_handler(carmen_behavior_selector_state_message *msg)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armen_obstacle_distance_mapper_compact_map_message_handler(carmen_obstacle_distance_mapper_compact_map_message *message)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/00/0000</text:date>, <text:time style:data-style-name="N2" text:time-value="13:32:57.8198444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0:55:50.000547700</meta:creation-date>
    <dc:date>2023-09-10T14:55:09.208983739</dc:date>
    <meta:editing-duration>P2DT14H23M59S</meta:editing-duration>
    <meta:editing-cycles>11</meta:editing-cycles>
    <meta:generator>LibreOffice/7.5.6.2$Linux_X86_64 LibreOffice_project/74b04fd244653812fb00ec1089b78fdb4d2aa458</meta:generator>
    <meta:document-statistic meta:table-count="2" meta:cell-count="176" meta:object-count="0"/>
  </office:meta>
</office:document-meta>
</file>